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e45" officeooo:paragraph-rsid="00075e45"/>
    </style:style>
    <style:style style:name="P2" style:family="paragraph" style:parent-style-name="Standard">
      <style:text-properties fo:font-weight="bold" officeooo:rsid="00075e45" officeooo:paragraph-rsid="00075e45" style:font-weight-asian="bold" style:font-weight-complex="bold"/>
    </style:style>
    <style:style style:name="P3" style:family="paragraph" style:parent-style-name="Standard">
      <style:text-properties fo:font-weight="bold" officeooo:rsid="0007b635" officeooo:paragraph-rsid="0007b635" style:font-weight-asian="bold" style:font-weight-complex="bold"/>
    </style:style>
    <style:style style:name="P4" style:family="paragraph" style:parent-style-name="Standard">
      <style:text-properties officeooo:rsid="0007b635" officeooo:paragraph-rsid="0007b635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officeooo:rsid="00075e45" officeooo:paragraph-rsid="00075e45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rsid="0007b635" officeooo:paragraph-rsid="0007b635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officeooo:rsid="00075e45" officeooo:paragraph-rsid="00075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1: Install Apache</text:p>
      <text:p text:style-name="P1">To install apache, open terminal and type in these commands:</text:p>
      <text:p text:style-name="P5">sudo apt-get update</text:p>
      <text:p text:style-name="P5">sudo apt-get install apache2</text:p>
      <text:p text:style-name="P7"/>
      <text:p text:style-name="P2">Step 2: Install MySQL</text:p>
      <text:p text:style-name="P1">MySQL is a powerful database management system used for organizing and retrieving data</text:p>
      <text:p text:style-name="P1">To install MySQL, open terminal and type in these commands:</text:p>
      <text:p text:style-name="P5">sudo apt-get install mysql-server libapache2-mod-auth-mysql php5-mysql</text:p>
      <text:p text:style-name="P1">Once you have installed MySQL, we should activate it with this command:</text:p>
      <text:p text:style-name="P5">sudo mysql_install_db</text:p>
      <text:p text:style-name="P1">Finish up by running the MySQL set up script:</text:p>
      <text:p text:style-name="P5">sudo /usr/bin/mysql_secure_installation</text:p>
      <text:p text:style-name="P1">The prompt will ask you for your current root password.</text:p>
      <text:p text:style-name="P1">Type it in.</text:p>
      <text:p text:style-name="P1">Enter current password for root (enter for none): </text:p>
      <text:p text:style-name="P1">OK, successfully used password, moving on...</text:p>
      <text:p text:style-name="P1">Then the prompt will ask you if you want to change the root password. Go ahead and choose N and move on to the next steps</text:p>
      <text:p text:style-name="P4">It’s easiest just to say Yes to all the options. At the end, MySQL will reload and implement the new changes.</text:p>
      <text:p text:style-name="P4"/>
      <text:p text:style-name="P3">Step 3: Install PHP</text:p>
      <text:p text:style-name="P4">PHP is an open source web scripting language that is widely use to build dynamic webpages.</text:p>
      <text:p text:style-name="P4">To install PHP, open terminal and type in this command.</text:p>
      <text:p text:style-name="P6">sudo apt-get install php5 libapache2-mod-php5 php5-mcrypt</text:p>
      <text:p text:style-name="P4"/>
      <text:p text:style-name="P3">PHP Modules</text:p>
      <text:p text:style-name="P4">PHP also has a variety of useful libraries and modules that you can add onto your virtual server. You can see the libraries that are available.</text:p>
      <text:p text:style-name="P6">apt-cache search php5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3:59:30.639564799</meta:creation-date>
    <meta:generator>LibreOffice/4.2.4.2$Linux_X86_64 LibreOffice_project/420m0$Build-2</meta:generator>
    <dc:date>2017-03-21T04:11:07.029823181</dc:date>
    <meta:editing-duration>PT4M44S</meta:editing-duration>
    <meta:editing-cycles>2</meta:editing-cycles>
    <meta:document-statistic meta:table-count="0" meta:image-count="0" meta:object-count="0" meta:page-count="1" meta:paragraph-count="25" meta:word-count="220" meta:character-count="1328" meta:non-whitespace-character-count="1132"/>
  </office:meta>
</office:document-meta>
</file>